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298cm" fo:margin-left="0.037cm" table:align="left"/>
    </style:style>
    <style:style style:name="Table1.A" style:family="table-column">
      <style:table-column-properties style:column-width="8.705cm"/>
    </style:style>
    <style:style style:name="Table1.B" style:family="table-column">
      <style:table-column-properties style:column-width="7.594cm"/>
    </style:style>
    <style:style style:name="Table1.A1" style:family="table-cell">
      <style:table-cell-properties style:vertical-align="middle" fo:padding="0cm" fo:border="none"/>
    </style:style>
    <style:style style:name="P1" style:family="paragraph" style:parent-style-name="Header">
      <style:text-properties officeooo:rsid="000450ea" officeooo:paragraph-rsid="000450ea"/>
    </style:style>
    <style:style style:name="P2" style:family="paragraph" style:parent-style-name="Heading_20_2">
      <style:text-properties fo:font-variant="normal" fo:text-transform="none" fo:color="#000000" style:font-name="Times New Roman" fo:letter-spacing="normal" fo:font-style="normal" fo:font-weight="normal"/>
    </style:style>
    <style:style style:name="P3" style:family="paragraph" style:parent-style-name="Heading_20_2">
      <style:text-properties officeooo:paragraph-rsid="000450ea"/>
    </style:style>
    <style:style style:name="P4" style:family="paragraph" style:parent-style-name="Heading_20_3">
      <style:text-properties officeooo:paragraph-rsid="000450ea"/>
    </style:style>
    <style:style style:name="P5" style:family="paragraph" style:parent-style-name="Table_20_Contents">
      <style:paragraph-properties fo:margin-top="0cm" fo:margin-bottom="0cm" loext:contextual-spacing="false" fo:text-align="start" style:justify-single-word="false"/>
      <style:text-properties fo:font-size="12.5pt" fo:font-weight="normal"/>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T1" style:family="text">
      <style:text-properties officeooo:rsid="000450ea"/>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variant="normal" fo:text-transform="none" fo:color="#000000" style:font-name="Times New Roman" fo:letter-spacing="normal" fo:font-style="normal" fo:font-weight="normal" officeooo:rsid="000450ea"/>
    </style:style>
    <style:style style:name="T4" style:family="text">
      <style:text-properties fo:font-variant="normal" fo:text-transform="none" fo:color="#000000" style:font-name="Times New Roman" fo:font-size="18pt" fo:letter-spacing="normal" fo:font-style="normal" fo:font-weight="normal" officeooo:rsid="000450ea" style:font-name-asian="Noto Serif CJK SC" style:font-size-asian="18pt" style:font-weight-asian="bold" style:font-name-complex="Lohit Devanagari" style:font-size-complex="18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Connection-Oriented Protocols</text:h>
      <text:p text:style-name="Standard">A connection-oriented protocol such as TCP is an example. Before data can be shared, a logical connection between the two processes must be created. The connection must be maintained for the duration of the communication and then released afterwards. Before the message can be sent, a virtual circuit must be established—the caller must know the person's phone number and the phone must be answered—much like a phone call.</text:p>
      <text:p text:style-name="Standard"/>
      <text:p text:style-name="Standard">TCP/IP is also a connection-oriented transport that releases data in an orderly manner. Any data left in the buffer is transferred before the connection is closed with orderly release. A three-way handshake between client and server processes is used to complete the release. The OSI protocol suite's connection-oriented protocols, on the other hand, do not support orderly release. Any handshake required by the application to ensure orderly release is performed.</text:p>
      <text:p text:style-name="Standard"/>
      <text:p text:style-name="Standard">Telnet, rlogin, and ftp are examples of services that leverage connection-oriented transport services.</text:p>
      <text:p text:style-name="Standard"/>
      <text:p text:style-name="Standard"/>
      <text:h text:style-name="P2" text:outline-level="2">Connectionless Protocols</text:h>
      <text:p text:style-name="Standard">In contrast, connectionless protocols allow data to be transmitted without establishing a link between processes. Each unit of data, which has all of the information required to route it to its intended destination, is transported independently of other data packets and can travel over a variety of paths to reach its final destination. Some data packets may be lost or arrive out of order with other data packets during transmission.</text:p>
      <text:p text:style-name="Standard"/>
      <text:p text:style-name="Standard">UDP is a protocol that does not require a connection. It's called a datagram protocol since it's similar to sending a letter and not acknowledging receipt.</text:p>
      <text:p text:style-name="Standard"/>
      <text:p text:style-name="Standard">Broadcasting and tftp are two applications that leverage connectionless transport services. Early NFS implementations used UDP, whereas current NFS implementations favour TC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 text:outline-level="2"><text:soft-page-break/><text:span text:style-name="T3">Connection-oriented Service <text:s/>v/s </text:span><text:span text:style-name="T2"><text:s/>Connection-less </text:span><text:span text:style-name="T4">Services</text:span></text:h>
      <table:table table:name="Table1" table:style-name="Table1">
        <table:table-column table:style-name="Table1.A"/>
        <table:table-column table:style-name="Table1.B"/>
        <table:table-row table:style-name="TableLine94446187453872">
          <table:table-cell table:style-name="Table1.A1" office:value-type="string">
            <text:h text:style-name="P4" text:outline-level="3">Connection-oriented Service</text:h>
          </table:table-cell>
          <table:table-cell table:style-name="Table1.A1" office:value-type="string">
            <text:h text:style-name="Heading_20_3" text:outline-level="3">Connection-less Service</text:h>
          </table:table-cell>
        </table:table-row>
        <table:table-row table:style-name="TableLine94446187453872">
          <table:table-cell table:style-name="Table1.A1" office:value-type="string">
            <text:p text:style-name="P6">Connection-oriented service is related to the telephone system.</text:p>
          </table:table-cell>
          <table:table-cell table:style-name="Table1.A1" office:value-type="string">
            <text:p text:style-name="P6">Connection-less service is related to the postal system.</text:p>
          </table:table-cell>
        </table:table-row>
        <table:table-row table:style-name="TableLine94446187453872">
          <table:table-cell table:style-name="Table1.A1" office:value-type="string">
            <text:p text:style-name="P6">Connection-oriented service is preferred by long and steady communication.</text:p>
          </table:table-cell>
          <table:table-cell table:style-name="Table1.A1" office:value-type="string">
            <text:p text:style-name="P6">Connection-less Service is preferred by bursty communication.</text:p>
          </table:table-cell>
        </table:table-row>
        <table:table-row table:style-name="TableLine94446187453872">
          <table:table-cell table:style-name="Table1.A1" office:value-type="string">
            <text:p text:style-name="P6">Connection-oriented Service is necessary.</text:p>
          </table:table-cell>
          <table:table-cell table:style-name="Table1.A1" office:value-type="string">
            <text:p text:style-name="P6">Connection-less Service is not compulsory.</text:p>
          </table:table-cell>
        </table:table-row>
        <table:table-row table:style-name="TableLine94446187453872">
          <table:table-cell table:style-name="Table1.A1" office:value-type="string">
            <text:p text:style-name="P6">Connection-oriented Service is feasible.</text:p>
          </table:table-cell>
          <table:table-cell table:style-name="Table1.A1" office:value-type="string">
            <text:p text:style-name="P6">Connection-less Service is not feasible.</text:p>
          </table:table-cell>
        </table:table-row>
        <table:table-row table:style-name="TableLine94446187453872">
          <table:table-cell table:style-name="Table1.A1" office:value-type="string">
            <text:p text:style-name="P6">In connection-oriented Service, Congestion is not possible.</text:p>
          </table:table-cell>
          <table:table-cell table:style-name="Table1.A1" office:value-type="string">
            <text:p text:style-name="P6">In connection-less Service, Congestion is possible.</text:p>
          </table:table-cell>
        </table:table-row>
        <table:table-row table:style-name="TableLine94446187453872">
          <table:table-cell table:style-name="Table1.A1" office:value-type="string">
            <text:p text:style-name="P6">Connection-oriented Service gives the guarantee of reliability.</text:p>
          </table:table-cell>
          <table:table-cell table:style-name="Table1.A1" office:value-type="string">
            <text:p text:style-name="P6">Connection-less Service does not give the guarantee of reliability.</text:p>
          </table:table-cell>
        </table:table-row>
        <table:table-row table:style-name="TableLine94446187453872">
          <table:table-cell table:style-name="Table1.A1" office:value-type="string">
            <text:p text:style-name="P6">In connection-oriented Service, Packets follow the same route.</text:p>
          </table:table-cell>
          <table:table-cell table:style-name="Table1.A1" office:value-type="string">
            <text:p text:style-name="P6">In connection-less Service, Packets do not follow the same route.</text:p>
          </table:table-cell>
        </table:table-row>
        <table:table-row table:style-name="TableLine94446187453872">
          <table:table-cell table:style-name="Table1.A1" office:value-type="string">
            <text:p text:style-name="P6">Connection-oriented Services requires a bandwidth of high range.</text:p>
          </table:table-cell>
          <table:table-cell table:style-name="Table1.A1" office:value-type="string">
            <text:p text:style-name="P5">Connection-less Service requires a bandwidth of low range.</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50ea" officeooo:paragraph-rsid="000450ea"/>
    </style:style>
    <style:page-layout style:name="Mpm1">
      <style:page-layout-properties fo:page-width="21.001cm" fo:page-height="29.7cm" style:num-format="1" style:print-orientation="portrait" fo:margin-top="2cm" fo:margin-bottom="2cm" fo:margin-left="2cm" fo:margin-right="2cm" fo:border="0.06pt double #000000" style:border-line-width="0.002cm 0.004cm 0.002cm" fo:padding="0.1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NAME: NAMAN KHATER<text:tab/><text:page-number text:select-page="current">2</text:page-number><text:tab/>ADMISSION NO: U19CS019</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1T14:12:10.676985788</meta:creation-date>
    <meta:print-date>2022-01-11T14:50:49.346469369</meta:print-date>
    <dc:date>2022-01-11T14:53:15.673252585</dc:date>
    <meta:editing-duration>PT4S</meta:editing-duration>
    <meta:editing-cycles>1</meta:editing-cycles>
    <meta:document-statistic meta:table-count="1" meta:image-count="0" meta:object-count="0" meta:page-count="2" meta:paragraph-count="28" meta:word-count="404" meta:character-count="2863" meta:non-whitespace-character-count="2487"/>
    <meta:generator>LibreOffice/6.4.7.2$Linux_X86_64 LibreOffice_project/40$Build-2</meta:generator>
  </office:meta>
</office:document-meta>
</file>